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genda Automatizada<text:line-break/><text:line-break/>Este é um projeto de software para a **Faculdade Intercultural Indígena**, visando uma **agenda automatizada** para a diretora. O sistema permite adicionar compromissos, visualizá-los e organizá-los.<text:line-break/><text:line-break/>## Como executar<text:line-break/><text:line-break/>1. Instale o **Node.js** e o **MySQL**.<text:line-break/>2. Configure o banco de dados com a estrutura fornecida.<text:line-break/>3. Instale as dependências com o comando:<text:line-break/> <text:s text:c="2"/>```bash<text:line-break/> <text:s text:c="2"/>npm install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6T10:02:34.450000000</dc:date>
    <meta:editing-duration>PT11S</meta:editing-duration>
    <meta:editing-cycles>1</meta:editing-cycles>
    <meta:document-statistic meta:table-count="0" meta:image-count="0" meta:object-count="0" meta:page-count="1" meta:paragraph-count="1" meta:word-count="59" meta:character-count="407" meta:non-whitespace-character-count="339"/>
    <meta:generator>LibreOffice/7.1.5.2$Windows_X86_64 LibreOffice_project/85f04e9f809797b8199d13c421bd8a2b025d52b5</meta:generator>
  </office:meta>
</office:document-meta>
</file>